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1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list-style-name="LFO3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5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P49" style:parent-style-name="Normal" style:list-style-name="LFO6" style:family="paragraph"/>
    <style:style style:name="P50" style:parent-style-name="Normal" style:list-style-name="LFO6" style:family="paragraph"/>
    <style:style style:name="P51" style:parent-style-name="Normal" style:list-style-name="LFO6" style:family="paragraph"/>
    <style:style style:name="P52" style:parent-style-name="Normal" style:list-style-name="LFO5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5" style:family="paragraph"/>
    <style:style style:name="P55" style:parent-style-name="Normal" style:list-style-name="LFO5" style:family="paragraph"/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7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P61" style:parent-style-name="Normal" style:list-style-name="LFO7" style:family="paragraph"/>
    <style:style style:name="P62" style:parent-style-name="Normal" style:list-style-name="LFO7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P65" style:parent-style-name="Normal" style:list-style-name="LFO8" style:family="paragraph"/>
    <style:style style:name="P66" style:parent-style-name="Normal" style:list-style-name="LFO8" style:family="paragraph"/>
    <style:style style:name="P67" style:parent-style-name="Normal" style:list-style-name="LFO8" style:family="paragraph"/>
    <style:style style:name="P68" style:parent-style-name="Normal" style:list-style-name="LFO7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list-style-name="LFO7" style:family="paragraph"/>
    <style:style style:name="P71" style:parent-style-name="Normal" style:list-style-name="LFO7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9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9" style:family="paragraph"/>
    <style:style style:name="P77" style:parent-style-name="Normal" style:list-style-name="LFO9" style:family="paragraph"/>
    <style:style style:name="P78" style:parent-style-name="Normal" style:list-style-name="LFO9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10" style:family="paragraph"/>
    <style:style style:name="P81" style:parent-style-name="Normal" style:list-style-name="LFO10" style:family="paragraph"/>
    <style:style style:name="P82" style:parent-style-name="Normal" style:list-style-name="LFO10" style:family="paragraph"/>
    <style:style style:name="P83" style:parent-style-name="Normal" style:list-style-name="LFO9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9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11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list-style-name="LFO11" style:family="paragraph"/>
    <style:style style:name="P91" style:parent-style-name="Normal" style:list-style-name="LFO11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12" style:family="paragraph"/>
    <style:style style:name="P94" style:parent-style-name="Normal" style:list-style-name="LFO12" style:family="paragraph"/>
    <style:style style:name="P95" style:parent-style-name="Normal" style:list-style-name="LFO12" style:family="paragraph"/>
    <style:style style:name="P96" style:parent-style-name="Normal" style:list-style-name="LFO12" style:family="paragraph"/>
    <style:style style:name="P97" style:parent-style-name="Normal" style:list-style-name="LFO11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11" style:family="paragraph"/>
    <style:style style:name="P100" style:parent-style-name="Normal" style:family="paragraph">
      <style:text-properties fo:font-weight="bold" style:font-weight-asian="bold" style:font-weight-complex="bold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Normal" style:list-style-name="LFO13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13" style:family="paragraph"/>
    <style:style style:name="P105" style:parent-style-name="Normal" style:list-style-name="LFO13" style:family="paragraph"/>
    <style:style style:name="P106" style:parent-style-name="Normal" style:list-style-name="LFO13" style:family="paragraph"/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list-style-name="LFO14" style:family="paragraph"/>
    <style:style style:name="P109" style:parent-style-name="Normal" style:list-style-name="LFO14" style:family="paragraph"/>
    <style:style style:name="P110" style:parent-style-name="Normal" style:list-style-name="LFO14" style:family="paragraph"/>
    <style:style style:name="P111" style:parent-style-name="Normal" style:list-style-name="LFO14" style:family="paragraph"/>
    <style:style style:name="P112" style:parent-style-name="Normal" style:list-style-name="LFO13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Normal" style:list-style-name="LFO13" style:family="paragraph"/>
    <style:style style:name="P115" style:parent-style-name="Normal" style:list-style-name="LFO13" style:family="paragraph"/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list-style-name="LFO15" style:family="paragraph"/>
    <style:style style:name="T119" style:parent-style-name="Policepardéfaut" style:family="text">
      <style:text-properties fo:font-weight="bold" style:font-weight-asian="bold" style:font-weight-complex="bold"/>
    </style:style>
    <style:style style:name="P120" style:parent-style-name="Normal" style:list-style-name="LFO15" style:family="paragraph"/>
    <style:style style:name="P121" style:parent-style-name="Normal" style:list-style-name="LFO15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6" style:family="paragraph"/>
    <style:style style:name="P124" style:parent-style-name="Normal" style:list-style-name="LFO16" style:family="paragraph"/>
    <style:style style:name="P125" style:parent-style-name="Normal" style:list-style-name="LFO16" style:family="paragraph"/>
    <style:style style:name="P126" style:parent-style-name="Normal" style:list-style-name="LFO15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Normal" style:list-style-name="LFO15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LAN DE TEST D’INTEGRATION</text:p>
      <text:p text:style-name="P2"/>
      <text:p text:style-name="P3"/>
      <text:p text:style-name="P4">1. Test de création d'un badge valide</text:p>
      <text:p text:style-name="Normal"><text:span text:style-name="T5">But du test :</text:span><text:s/>Vérifier que l'application crée un badge valide lorsque l'utilisateur scanne un badge et clique sur "Ajouter".</text:p>
      <text:list text:style-name="LFO1" text:continue-numbering="true">
        <text:list-item>
          <text:p text:style-name="P6"><text:span text:style-name="T7">Préconditions :</text:span></text:p>
          <text:list text:continue-numbering="true">
            <text:list-item>
              <text:p text:style-name="P8">L'utilisateur est connecté et a accès à la fonction de gestion des badges.</text:p>
            </text:list-item>
            <text:list-item>
              <text:p text:style-name="P9">L'UID du badge à scanner est valide.</text:p>
            </text:list-item>
            <text:list-item>
              <text:p text:style-name="P10">L'API est accessible et en fonctionnement.</text:p>
            </text:list-item>
            <text:list-item>
              <text:p text:style-name="P11">Le champ UID est vide avant le scan du badge.</text:p>
            </text:list-item>
          </text:list>
        </text:list-item>
        <text:list-item>
          <text:p text:style-name="P12"><text:span text:style-name="T13">Étapes :</text:span></text:p>
          <text:list text:continue-numbering="true">
            <text:list-item>
              <text:p text:style-name="P14">Scanner un badge valide.</text:p>
            </text:list-item>
            <text:list-item>
              <text:p text:style-name="P15">Vérifier que l'UID est bien récupéré dans le champ txtUID.</text:p>
            </text:list-item>
            <text:list-item>
              <text:p text:style-name="P16">Cliquer sur le bouton "Ajouter".</text:p>
            </text:list-item>
            <text:list-item>
              <text:p text:style-name="P17">Vérifier que la requête POST (ou PUT) est envoyée correctement à l'API.</text:p>
            </text:list-item>
            <text:list-item>
              <text:p text:style-name="P18">Vérifier que le badge est ajouté avec succès dans la base de données ou dans le système de gestion.</text:p>
            </text:list-item>
            <text:list-item>
              <text:p text:style-name="P19">Un message de succès apparaît, informant l'utilisateur que le badge a été ajouté avec succès.</text:p>
            </text:list-item>
          </text:list>
        </text:list-item>
        <text:list-item>
          <text:p text:style-name="P20"><text:span text:style-name="T21">Résultat attendu :</text:span></text:p>
          <text:list text:continue-numbering="true">
            <text:list-item>
              <text:p text:style-name="P22">L'UID du badge est ajouté avec succès à la base de données.</text:p>
            </text:list-item>
            <text:list-item>
              <text:p text:style-name="P23">La réponse de l'API est un code HTTP 200 OK (ou 201 pour une création).</text:p>
            </text:list-item>
            <text:list-item>
              <text:p text:style-name="P24">Le message de succès s'affiche : "Badge ajouté avec succès !".</text:p>
            </text:list-item>
          </text:list>
        </text:list-item>
      </text:list>
      <text:p text:style-name="Normal"><draw:custom-shape svg:x="0in" svg:y="0in" svg:width="44.06736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25">2. Test de création d'un badge sans scanner</text:p>
      <text:p text:style-name="Normal"><text:span text:style-name="T26">But du test :</text:span><text:s/>Vérifier que l'application gère correctement le cas où l'utilisateur tente d'ajouter un badge sans avoir scanné un badge.</text:p>
      <text:list text:style-name="LFO3" text:continue-numbering="true">
        <text:list-item>
          <text:p text:style-name="P27"><text:span text:style-name="T28">Préconditions :</text:span></text:p>
          <text:soft-page-break/>
          <text:list text:continue-numbering="true">
            <text:list-item>
              <text:p text:style-name="P29">L'utilisateur est sur l'écran de gestion des badges.</text:p>
            </text:list-item>
            <text:list-item>
              <text:p text:style-name="P30">Aucun badge n'a été scanné.</text:p>
            </text:list-item>
          </text:list>
        </text:list-item>
        <text:list-item>
          <text:p text:style-name="P31"><text:span text:style-name="T32">Étapes :</text:span></text:p>
          <text:list text:continue-numbering="true">
            <text:list-item>
              <text:p text:style-name="P33">Cliquer sur le bouton "Ajouter" sans scanner de badge au préalable.</text:p>
            </text:list-item>
            <text:list-item>
              <text:p text:style-name="P34">Vérifier que le champ UID est vide.</text:p>
            </text:list-item>
            <text:list-item>
              <text:p text:style-name="P35">Un message d'erreur s'affiche : "Veuillez scanner un badge avant d'ajouter."</text:p>
            </text:list-item>
          </text:list>
        </text:list-item>
        <text:list-item>
          <text:p text:style-name="P36"><text:span text:style-name="T37">Résultat attendu :</text:span></text:p>
          <text:list text:continue-numbering="true">
            <text:list-item>
              <text:p text:style-name="P38">Le message d'erreur s'affiche, empêchant l'ajout d'un badge sans UID valide.</text:p>
            </text:list-item>
          </text:list>
        </text:list-item>
      </text:list>
      <text:p text:style-name="Normal"><draw:custom-shape svg:x="0in" svg:y="0in" svg:width="44.06736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39">3. Test de création d'un badge avec un UID déjà existant</text:p>
      <text:p text:style-name="Normal"><text:span text:style-name="T40">But du test :</text:span><text:s/>Vérifier que l'application gère correctement le cas où un badge avec un UID déjà existant est tenté d'être ajouté.</text:p>
      <text:list text:style-name="LFO5" text:continue-numbering="true">
        <text:list-item>
          <text:p text:style-name="P41"><text:span text:style-name="T42">Préconditions :</text:span></text:p>
          <text:list text:continue-numbering="true">
            <text:list-item>
              <text:p text:style-name="P43">L'utilisateur est connecté.</text:p>
            </text:list-item>
            <text:list-item>
              <text:p text:style-name="P44">Un badge avec l'UID 123456 existe déjà dans la base de données.</text:p>
            </text:list-item>
            <text:list-item>
              <text:p text:style-name="P45">L'UID 123456 est scanné.</text:p>
            </text:list-item>
          </text:list>
        </text:list-item>
        <text:list-item>
          <text:p text:style-name="P46"><text:span text:style-name="T47">Étapes :</text:span></text:p>
          <text:list text:continue-numbering="true">
            <text:list-item>
              <text:p text:style-name="P48">Scanner un badge avec un UID déjà existant (par exemple, 123456).</text:p>
            </text:list-item>
            <text:list-item>
              <text:p text:style-name="P49">Cliquer sur le bouton "Ajouter".</text:p>
            </text:list-item>
            <text:list-item>
              <text:p text:style-name="P50">Vérifier que l'API retourne un message d'erreur indiquant que l'UID est déjà associé à un autre badge.</text:p>
            </text:list-item>
            <text:list-item>
              <text:p text:style-name="P51">Vérifier que le message d'erreur s'affiche à l'utilisateur : "Ce badge est déjà associé."</text:p>
            </text:list-item>
          </text:list>
        </text:list-item>
        <text:list-item>
          <text:p text:style-name="P52"><text:span text:style-name="T53">Résultat attendu :</text:span></text:p>
          <text:list text:continue-numbering="true">
            <text:list-item>
              <text:p text:style-name="P54">La requête POST/PUT échoue avec un code HTTP 409 Conflict.</text:p>
            </text:list-item>
            <text:list-item>
              <text:p text:style-name="P55">Un message d'erreur s'affiche pour informer l'utilisateur que le badge existe déjà.</text:p>
            </text:list-item>
          </text:list>
        </text:list-item>
      </text:list>
      <text:p text:style-name="Normal"><draw:custom-shape svg:x="0in" svg:y="0in" svg:width="44.06736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56">4. Test d'échec de la connexion API lors de la création du badge</text:p>
      <text:soft-page-break/>
      <text:p text:style-name="Normal"><text:span text:style-name="T57">But du test :</text:span><text:s/>Vérifier que l'application gère correctement un échec de connexion à l'API lors de l'ajout d'un badge.</text:p>
      <text:list text:style-name="LFO7" text:continue-numbering="true">
        <text:list-item>
          <text:p text:style-name="P58"><text:span text:style-name="T59">Préconditions :</text:span></text:p>
          <text:list text:continue-numbering="true">
            <text:list-item>
              <text:p text:style-name="P60">L'utilisateur est connecté.</text:p>
            </text:list-item>
            <text:list-item>
              <text:p text:style-name="P61">L'API est inaccessible (par exemple, serveur hors ligne ou erreur de connexion).</text:p>
            </text:list-item>
          </text:list>
        </text:list-item>
        <text:list-item>
          <text:p text:style-name="P62"><text:span text:style-name="T63">Étapes :</text:span></text:p>
          <text:list text:continue-numbering="true">
            <text:list-item>
              <text:p text:style-name="P64">Scanner un badge valide.</text:p>
            </text:list-item>
            <text:list-item>
              <text:p text:style-name="P65">Cliquer sur le bouton "Ajouter".</text:p>
            </text:list-item>
            <text:list-item>
              <text:p text:style-name="P66">Simuler une erreur de connexion à l'API (par exemple, couper la connexion Internet ou rendre l'API injoignable).</text:p>
            </text:list-item>
            <text:list-item>
              <text:p text:style-name="P67">Vérifier qu'un message d'erreur est affiché : "Erreur de connexion à l'API. Veuillez réessayer plus tard."</text:p>
            </text:list-item>
          </text:list>
        </text:list-item>
        <text:list-item>
          <text:p text:style-name="P68"><text:span text:style-name="T69">Résultat attendu :</text:span></text:p>
          <text:list text:continue-numbering="true">
            <text:list-item>
              <text:p text:style-name="P70">Un message d'erreur s'affiche, informant l'utilisateur que la connexion à l'API a échoué.</text:p>
            </text:list-item>
            <text:list-item>
              <text:p text:style-name="P71">Aucune modification n'est effectuée dans la base de données.</text:p>
            </text:list-item>
          </text:list>
        </text:list-item>
      </text:list>
      <text:p text:style-name="Normal"><draw:custom-shape svg:x="0in" svg:y="0in" svg:width="44.06736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72">5. Test de la validation de l'UID lors de la création d'un badge</text:p>
      <text:p text:style-name="Normal"><text:span text:style-name="T73">But du test :</text:span><text:s/>Vérifier que l'application valide correctement l'UID du badge avant de tenter de l'ajouter.</text:p>
      <text:list text:style-name="LFO9" text:continue-numbering="true">
        <text:list-item>
          <text:p text:style-name="P74"><text:span text:style-name="T75">Préconditions :</text:span></text:p>
          <text:list text:continue-numbering="true">
            <text:list-item>
              <text:p text:style-name="P76">L'utilisateur est sur l'écran de gestion des badges.</text:p>
            </text:list-item>
            <text:list-item>
              <text:p text:style-name="P77">L'API accepte un UID de badge de format spécifique (par exemple, 12 caractères hexadécimaux).</text:p>
            </text:list-item>
          </text:list>
        </text:list-item>
        <text:list-item>
          <text:p text:style-name="P78"><text:span text:style-name="T79">Étapes :</text:span></text:p>
          <text:list text:continue-numbering="true">
            <text:list-item>
              <text:p text:style-name="P80">Scanner un badge avec un UID invalide (par exemple, un UID de format incorrect ou trop court).</text:p>
            </text:list-item>
            <text:list-item>
              <text:p text:style-name="P81">Cliquer sur le bouton "Ajouter".</text:p>
            </text:list-item>
            <text:list-item>
              <text:p text:style-name="P82">Vérifier que le champ txtUID affiche un message d'erreur : "L'UID du badge est invalide."</text:p>
            </text:list-item>
          </text:list>
        </text:list-item>
        <text:list-item>
          <text:p text:style-name="P83"><text:span text:style-name="T84">Résultat attendu :</text:span></text:p>
          <text:list text:continue-numbering="true">
            <text:list-item>
              <text:p text:style-name="P85">Un message d'erreur est affiché, et l'ajout du badge est bloqué tant que l'UID est invalide.</text:p>
            </text:list-item>
          </text:list>
        </text:list-item>
      </text:list>
      <text:p text:style-name="Normal"><draw:custom-shape svg:x="0in" svg:y="0in" svg:width="44.06736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86">6. Test de création d'un badge avec des permissions insuffisantes</text:p>
      <text:p text:style-name="Normal"><text:span text:style-name="T87">But du test :</text:span><text:s/>Vérifier que l'application gère correctement le cas où l'utilisateur tente de créer un badge alors qu'il n'a pas les autorisations nécessaires.</text:p>
      <text:list text:style-name="LFO11" text:continue-numbering="true">
        <text:list-item>
          <text:p text:style-name="P88"><text:span text:style-name="T89">Préconditions :</text:span></text:p>
          <text:list text:continue-numbering="true">
            <text:list-item>
              <text:p text:style-name="P90">L'utilisateur n'a pas les permissions nécessaires pour créer un badge (par exemple, un utilisateur "visiteur" sans droits d'administration).</text:p>
            </text:list-item>
          </text:list>
        </text:list-item>
        <text:list-item>
          <text:p text:style-name="P91"><text:span text:style-name="T92">Étapes :</text:span></text:p>
          <text:list text:continue-numbering="true">
            <text:list-item>
              <text:p text:style-name="P93">Scanner un badge valide.</text:p>
            </text:list-item>
            <text:list-item>
              <text:p text:style-name="P94">Cliquer sur le bouton "Ajouter".</text:p>
            </text:list-item>
            <text:list-item>
              <text:p text:style-name="P95">Vérifier que l'API retourne un code d'erreur HTTP 403 (Forbidden) indiquant que l'utilisateur n'a pas les droits nécessaires pour créer un badge.</text:p>
            </text:list-item>
            <text:list-item>
              <text:p text:style-name="P96">Vérifier que l'utilisateur reçoit un message d'erreur approprié : "Vous n'avez pas les permissions nécessaires pour ajouter un badge."</text:p>
            </text:list-item>
          </text:list>
        </text:list-item>
        <text:list-item>
          <text:p text:style-name="P97"><text:span text:style-name="T98">Résultat attendu :</text:span></text:p>
          <text:list text:continue-numbering="true">
            <text:list-item>
              <text:p text:style-name="P99">L'ajout du badge échoue, et un message d'erreur est affiché pour informer l'utilisateur qu'il n'a pas les droits nécessaires.</text:p>
            </text:list-item>
          </text:list>
        </text:list-item>
      </text:list>
      <text:p text:style-name="Normal"><draw:custom-shape svg:x="0in" svg:y="0in" svg:width="44.06736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100">7. Test de performance pour la création de plusieurs badges</text:p>
      <text:p text:style-name="Normal"><text:span text:style-name="T101">But du test :</text:span><text:s/>Vérifier que l'application fonctionne correctement lorsqu'un grand nombre de badges sont créés rapidement.</text:p>
      <text:list text:style-name="LFO13" text:continue-numbering="true">
        <text:list-item>
          <text:p text:style-name="P102"><text:span text:style-name="T103">Préconditions :</text:span></text:p>
          <text:list text:continue-numbering="true">
            <text:list-item>
              <text:p text:style-name="P104">L'utilisateur est connecté.</text:p>
            </text:list-item>
            <text:list-item>
              <text:p text:style-name="P105">L'API est accessible et fonctionnelle.</text:p>
            </text:list-item>
          </text:list>
        </text:list-item>
        <text:list-item>
          <text:p text:style-name="P106"><text:span text:style-name="T107">Étapes :</text:span></text:p>
          <text:list text:continue-numbering="true">
            <text:list-item>
              <text:p text:style-name="P108">Scanner et ajouter un grand nombre de badges (par exemple, 100 badges en peu de temps).</text:p>
            </text:list-item>
            <text:list-item>
              <text:p text:style-name="P109">Vérifier que l'interface ne devient pas lente et que les badges sont correctement ajoutés.</text:p>
            </text:list-item>
            <text:list-item>
              <text:p text:style-name="P110">Vérifier que l'API répond rapidement à chaque demande de création de badge.</text:p>
            </text:list-item>
            <text:list-item>
              <text:p text:style-name="P111">Vérifier que l'application ne plante pas et que les badges sont bien ajoutés à la base de données.</text:p>
            </text:list-item>
          </text:list>
        </text:list-item>
        <text:list-item>
          <text:p text:style-name="P112"><text:span text:style-name="T113">Résultat attendu :</text:span></text:p>
          <text:list text:continue-numbering="true">
            <text:list-item>
              <text:p text:style-name="P114">L'application gère efficacement la création de plusieurs badges en même temps sans ralentissement significatif.</text:p>
            </text:list-item>
            <text:list-item>
              <text:p text:style-name="P115">Les badges sont correctement créés et affichés dans la base de données.</text:p>
            </text:list-item>
          </text:list>
        </text:list-item>
      </text:list>
      <text:p text:style-name="Normal"><draw:custom-shape svg:x="0in" svg:y="0in" svg:width="44.06736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16">8. Test de création d'un badge avec un UID non valide (caractères spéciaux)</text:p>
      <text:p text:style-name="Normal"><text:span text:style-name="T117">But du test :</text:span><text:s/>Vérifier que l'application empêche la création d'un badge avec un UID contenant des caractères spéciaux ou non valides.</text:p>
      <text:list text:style-name="LFO15" text:continue-numbering="true">
        <text:list-item>
          <text:p text:style-name="P118"><text:span text:style-name="T119">Préconditions :</text:span></text:p>
          <text:list text:continue-numbering="true">
            <text:list-item>
              <text:p text:style-name="P120">L'utilisateur est sur l'écran de gestion des badges.</text:p>
            </text:list-item>
          </text:list>
        </text:list-item>
        <text:list-item>
          <text:p text:style-name="P121"><text:span text:style-name="T122">Étapes :</text:span></text:p>
          <text:list text:continue-numbering="true">
            <text:list-item>
              <text:p text:style-name="P123">Scanner un badge avec un UID contenant des caractères non valides (par exemple, des espaces ou des caractères spéciaux).</text:p>
            </text:list-item>
            <text:list-item>
              <text:p text:style-name="P124">Cliquer sur le bouton "Ajouter".</text:p>
            </text:list-item>
            <text:list-item>
              <text:p text:style-name="P125">Vérifier que l'application affiche un message d'erreur indiquant que l'UID contient des caractères invalides.</text:p>
            </text:list-item>
          </text:list>
        </text:list-item>
        <text:list-item>
          <text:p text:style-name="P126"><text:span text:style-name="T127">Résultat attendu :</text:span></text:p>
          <text:list text:continue-numbering="true">
            <text:list-item>
              <text:p text:style-name="P128">L'application empêche l'ajout d'un badge avec un UID invalide et affiche un message d'erreur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cha LESEIGNOUX</meta:initial-creator>
    <dc:creator>Sacha LESEIGNOUX</dc:creator>
    <meta:creation-date>2025-04-01T15:46:00Z</meta:creation-date>
    <dc:date>2025-04-01T15:48:00Z</dc:date>
    <meta:template xlink:href="Normal.dotm" xlink:type="simple"/>
    <meta:editing-cycles>1</meta:editing-cycles>
    <meta:editing-duration>PT120S</meta:editing-duration>
    <meta:document-statistic meta:page-count="5" meta:paragraph-count="12" meta:word-count="950" meta:character-count="6169" meta:row-count="43" meta:non-whitespace-character-count="5231"/>
  </office:meta>
</office:document-meta>
</file>